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style:font-name="Arial2" fo:font-size="11pt" style:font-size-asian="11pt" style:font-size-complex="11pt"/>
    </style:style>
    <style:style style:name="P4" style:family="paragraph" style:parent-style-name="UrbanTitle">
      <style:text-properties style:font-name="Arial2" fo:font-weight="bold" style:font-weight-asian="bold" style:font-weight-complex="bold"/>
    </style:style>
    <style:style style:name="P5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2" fo:font-size="11pt" style:font-size-asian="11pt" style:font-size-complex="11pt" fo:hyphenate="false" fo:hyphenation-remain-char-count="2" fo:hyphenation-push-char-count="2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2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2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14">do text</text:span></text:p><text:p text:style-name="P6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6"><text:span text:style-name="T11">do text if not len(self.getApplicants()) &gt; 1</text:span></text:p><text:p text:style-name="P6"><text:span text:style-name="T12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6"><text:span text:style-name="T11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6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Déclaration environnementale: transmis de la décision du collège</text:p>
      <text:p text:style-name="P4">des conditions complémentaires</text:p>
      <text:p text:style-name="P3"/>
      <text:p text:style-name="P3"><text:span text:style-name="T6"><office:annotation><dc:creator>Gauthier Bastien</dc:creator><dc:date>2011-01-13T14:56:41</dc:date><text:p text:style-name="P6"><text:span text:style-name="T14">do text</text:span></text:p><text:p text:style-name="P6"><text:span text:style-name="T14">from document(at=reference, format='odt')</text:span></text:p></office:annotation></text:span><text:span text:style-name="T6">Import depuis reference.odt</text:span></text:p>
      <text:p text:style-name="P3"/>
      <text:p text:style-name="P3"/>
      <text:p text:style-name="P3"><office:annotation><dc:creator>Gauthier Bastien</dc:creator><dc:date>2011-02-21T09:23:46</dc:date><text:p text:style-name="P6"><text:span text:style-name="T12">do text if not len(self.getApplicants()) &gt; 1</text:span></text:p></office:annotation><text:text-input text:description="Titre du demandeur">applicantobj.getPersonTitleValue()</text:text-input>,</text:p>
      <text:p text:style-name="P3"><office:annotation><dc:creator>Gauthier Bastien</dc:creator><dc:date>2011-02-21T09:23:46</dc:date><text:p text:style-name="P6"><text:span text:style-name="T12">do text if len(self.getApplicants()) &gt; 1</text:span></text:p></office:annotation><text:span text:style-name="T1">&lt;%Titre%&gt;</text:span>,</text:p>
      <text:p text:style-name="P3"/>
      <text:p text:style-name="P3"><text:span text:style-name="T7">Conformément à l'article 14§5 du décret du 11 mars 1999 relatif au permis d'environnement, nous avons l'honneur de vous transmettre copie de la séance du Collège du </text:span><text:span text:style-name="T9"><text:text-input text:description="Evénement-Date de la décision">licence_view.format_date(self.getLastLicenceDelivery().getDecisionDate())</text:text-input></text:span><text:span text:style-name="T8"><text:s/>p</text:span><text:span text:style-name="T7">ar laquelle le collège prescrit </text:span>les conditions complémentaires suivantes <text:span text:style-name="T7">concernant votre déclaration sus-visée :</text:span></text:p>
      <text:p text:style-name="P3"><text:span text:style-name="T7"/></text:p>
      <text:p text:style-name="P3"><office:annotation><dc:creator>Simon Delcourt</dc:creator><dc:date>2012-12-04T10:26:00</dc:date><text:p><text:span text:style-name="T13">do text </text:span></text:p><text:p>from xhtml(self.portal_urban.decorateHTML('UrbanBody',self.getAdditionalConditions()))</text:p></office:annotation></text:p>
      <text:p text:style-name="P3"/>
      <text:p text:style-name="P3">Nous vous rappelons que ces conditions sont applicables durant la période de validité de la déclaration et peuvent être modifiées par le Collège communal sur avis du Fonctionnaire technique.</text:p>
      <text:p text:style-name="P3">Le déclarant doit conserver un exemplaire de la déclaration sur les lieux de l’établissement et déclarer tout changement d’exploitant conjointement avec le cessionnaire.</text:p>
      <text:p text:style-name="P3"/>
      <text:p text:style-name="P3">Un recours contre la décision du Collège communal peut être introduit auprès du Gouvernement wallon dans un délai de 20 jours à dater de la réception de la présente notification.</text:p>
      <text:p text:style-name="P5"/>
      <text:p text:style-name="P3"><office:annotation><dc:creator>Gauthier Bastien</dc:creator><dc:date>2011-02-21T09:23:46</dc:date><text:p text:style-name="P6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3"><office:annotation><dc:creator>Gauthier Bastien</dc:creator><dc:date>2011-02-21T09:23:46</dc:date><text:p text:style-name="P6"><text:span text:style-name="T12">do text if len(self.getApplicants()) &gt; 1</text:span></text:p></office:annotation>Demeurant à votre disposition, nous vous prions d'agréer, <text:span text:style-name="T1">&lt;%Titre%&gt;</text:span>, nos salutations distinguées.</text:p>
      <text:p text:style-name="P3"/>
      <text:p text:style-name="P3"/>
      <text:p text:style-name="P3"><text:span text:style-name="T3"><office:annotation><dc:creator>sde </dc:creator><dc:date>2011-07-27T10:02:32</dc:date><text:p text:style-name="P6"><text:span text:style-name="T11">do text</text:span></text:p><text:p text:style-name="P6"><text:span text:style-name="T12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11-09T16:18:52.901400385</dc:date>
    <meta:editing-duration>PT12H57M38S</meta:editing-duration>
    <meta:editing-cycles>69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20" meta:word-count="200" meta:character-count="1564" meta:non-whitespace-character-count="1395"/>
  </office:meta>
</office:document-meta>
</file>